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64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none" fo:border-left="none" fo:border-right="none" fo:border-top="0.74pt solid #000000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solid #000000" fo:border-left="0.74pt solid #000000" fo:border-right="none" fo:border-top="none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justify"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8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8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74pt solid #000000" fo:border-left="none" fo:border-right="none" fo:border-top="none"/>
    </style:style>
    <style:style style:name="ce4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10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10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51" style:family="table-cell" style:parent-style-name="Default">
      <style:table-cell-properties fo:background-color="#dee6ef" fo:border="none"/>
    </style:style>
    <style:style style:name="ce52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53" style:family="table-cell" style:parent-style-name="Default">
      <style:table-cell-properties fo:background-color="#dee6ef" fo:border="0.74pt solid #000000"/>
    </style:style>
    <style:style style:name="ce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58" style:family="table-cell" style:parent-style-name="Default">
      <style:table-cell-properties fo:border-bottom="none" fo:border-left="none" fo:border-right="0.74pt solid #000000" fo:border-top="0.74pt solid #000000"/>
    </style:style>
    <style:style style:name="ce1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1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113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114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115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3" table:default-cell-style-name="ce24"/>
        <table:table-column table:style-name="co4" table:default-cell-style-name="ce85"/>
        <table:table-column table:style-name="co5" table:default-cell-style-name="ce68"/>
        <table:table-column table:style-name="co6" table:default-cell-style-name="ce99"/>
        <table:table-column table:style-name="co5" table:default-cell-style-name="ce53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59" office:value-type="string" calcext:value-type="string" table:number-columns-spanned="1" table:number-rows-spanned="5">
            <text:p>Requirement </text:p>
          </table:table-cell>
          <table:table-cell table:style-name="ce5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59"/>
          <table:table-cell table:style-name="ce43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59"/>
          <table:table-cell table:style-name="ce29" office:value-type="string" calcext:value-type="string" table:number-columns-spanned="1" table:number-rows-spanned="3">
            <text:p>Name:</text:p>
          </table:table-cell>
          <table:table-cell table:style-name="ce38" office:value-type="string" calcext:value-type="string" table:number-columns-spanned="1" table:number-rows-spanned="3">
            <text:p>Qfilip</text:p>
          </table:table-cell>
          <table:table-cell table:style-name="ce44" office:value-type="string" calcext:value-type="string" table:number-columns-spanned="1" table:number-rows-spanned="3">
            <text:p>Name:</text:p>
          </table:table-cell>
          <table:table-cell table:style-name="ce55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59"/>
          <table:covered-table-cell table:style-name="ce30"/>
          <table:covered-table-cell table:style-name="ce39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31"/>
          <table:covered-table-cell table:style-name="ce4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32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59"/>
          <table:table-cell table:style-name="ce46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GRK-XX</text:p>
          </table:table-cell>
          <table:table-cell table:style-name="Default" table:number-columns-repeated="2"/>
          <table:table-cell table:style-name="ce33"/>
          <table:table-cell table:style-name="ce89"/>
          <table:table-cell table:style-name="ce47"/>
          <table:table-cell table:style-name="ce56"/>
        </table:table-row>
        <table:table-row table:style-name="ro1"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N/A (Contes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 table:style-name="ce4"/>
          <table:table-cell table:style-name="ce17" table:number-columns-repeated="2"/>
          <table:table-cell table:style-name="ce86" table:content-validation-name="val1"/>
          <table:table-cell table:style-name="ce37"/>
          <table:table-cell table:style-name="ce100" table:content-validation-name="val2"/>
          <table:table-cell table:style-name="ce51"/>
        </table:table-row>
        <table:table-row table:style-name="ro1">
          <table:table-cell table:style-name="ce3" office:value-type="string" calcext:value-type="string">
            <text:p>GSRM-GRK-002</text:p>
          </table:table-cell>
          <table:table-cell table:style-name="ce3" table:number-columns-repeated="2"/>
          <table:table-cell table:style-name="ce87" table:content-validation-name="val1"/>
          <table:table-cell table:style-name="ce42"/>
          <table:table-cell table:style-name="ce101" table:content-validation-name="val2"/>
          <table:table-cell table:style-name="ce52"/>
        </table:table-row>
        <table:table-row table:style-name="ro1">
          <table:table-cell table:style-name="ce5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 table:style-name="ce6"/>
          <table:table-cell office:value-type="float" office:value="6" calcext:value-type="float">
            <text:p>6</text:p>
          </table:table-cell>
          <table:table-cell office:value-type="string" calcext:value-type="string">
            <text:p>General Design/Greek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More could have been done to make this map look Greek, but due to condensed time-frame of the contest this is acceptable. 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19"/>
          <table:table-cell table:style-name="ce25"/>
          <table:table-cell table:style-name="ce86" table:content-validation-name="val1"/>
          <table:table-cell table:style-name="ce37"/>
          <table:table-cell table:style-name="ce100" table:content-validation-name="val2"/>
          <table:table-cell table:style-name="ce51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20"/>
          <table:table-cell table:style-name="ce26"/>
          <table:table-cell table:style-name="ce87" table:content-validation-name="val1"/>
          <table:table-cell table:style-name="ce42"/>
          <table:table-cell table:style-name="ce101" table:content-validation-name="val2"/>
          <table:table-cell table:style-name="ce5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Map will be moved to GRK branch and given number when compliant with all other requirements.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Lacking date of origination, and the licensing as written currently conflicts with req. 4.B. 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Revise licensing commentary to restrict use of this map to Alchemy League Season 3 (for now – map may be opened to other tournaments on 2024-09-26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19"/>
          <table:table-cell table:style-name="ce25"/>
          <table:table-cell table:style-name="ce37" table:number-columns-repeated="2"/>
          <table:table-cell table:style-name="ce51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37"/>
          <table:table-cell table:style-name="ce42"/>
          <table:table-cell table:style-name="ce52"/>
          <table:table-cell table:style-name="ce5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Player-arrangement scaling could use work on larger sizes, but time was limited and it meets the requirement.</text:p>
          </table:table-cell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“grouped_by_team” + “create_player_lands”</text:p>
          </table:table-cell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I used effect amount to increase hp of heavy swordsmans who are guarding Olympus. They were too fragile in my opinion. Now they are not a threat to medium army or bigger group of villagers but single villager should be defeated by them easily.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Gaia version of heavy swordsman does not apply here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Superseded by GSRM-GRK-002, Req. 7</text:p>
          </table:table-cell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NOTE: Competitivity analysis may recommend giving classic behavior to hostile gaia swordsmen, so that they cannot be used to “wolf-rush”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68"/>
          <table:table-cell/>
          <table:table-cell table:style-name="ce53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7" office:value-type="string" calcext:value-type="string" table:number-columns-spanned="7" table:number-rows-spanned="1">
            <text:p>Overall Scorecard (Quantities)</text:p>
          </table:table-cell>
          <table:covered-table-cell table:style-name="ce21"/>
          <table:covered-table-cell table:number-columns-repeated="4" table:style-name="ce27"/>
          <table:covered-table-cell table:style-name="ce58"/>
        </table:table-row>
        <table:table-row table:style-name="ro1">
          <table:table-cell table:style-name="ce8" office:value-type="string" calcext:value-type="string" table:number-columns-spanned="3" table:number-rows-spanned="1">
            <text:p>Status</text:p>
          </table:table-cell>
          <table:covered-table-cell table:style-name="ce67"/>
          <table:covered-table-cell table:style-name="ce28"/>
          <table:table-cell table:style-name="ce67" office:value-type="string" calcext:value-type="string" table:number-columns-spanned="2" table:number-rows-spanned="1">
            <text:p>Supplier Inspection</text:p>
          </table:table-cell>
          <table:covered-table-cell table:style-name="ce28"/>
          <table:table-cell table:style-name="ce54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9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68"/>
          <table:table-cell table:style-name="ce14" table:formula="of:=COUNTIF([.$D$8:.$D$62];[.A6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table:formula="of:=COUNTIF([.$F$8:.$F$62];[.A66])" office:value-type="float" office:value="0" calcext:value-type="float" table:number-columns-spanned="2" table:number-rows-spanned="1">
            <text:p>0</text:p>
          </table:table-cell>
          <table:covered-table-cell table:style-name="ce68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68"/>
          <table:table-cell table:style-name="ce14" table:formula="of:=COUNTIF([.$D$8:.$D$62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table:formula="of:=COUNTIF([.$F$8:.$F$62];[.A67])" office:value-type="float" office:value="0" calcext:value-type="float" table:number-columns-spanned="2" table:number-rows-spanned="1">
            <text:p>0</text:p>
          </table:table-cell>
          <table:covered-table-cell table:style-name="ce68"/>
        </table:table-row>
        <table:table-row table:style-name="ro1">
          <table:table-cell table:style-name="ce11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68"/>
          <table:table-cell table:style-name="ce14" table:formula="of:=COUNTIF([.$D$8:.$D$62];[.A68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 table:formula="of:=COUNTIF([.$F$8:.$F$62];[.A68])" office:value-type="float" office:value="4" calcext:value-type="float" table:number-columns-spanned="2" table:number-rows-spanned="1">
            <text:p>4</text:p>
          </table:table-cell>
          <table:covered-table-cell table:style-name="ce68"/>
        </table:table-row>
        <table:table-row table:style-name="ro1">
          <table:table-cell table:style-name="ce13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68"/>
          <table:table-cell table:style-name="ce14" table:formula="of:=COUNTIF([.$D$8:.$D$62];[.A6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table:formula="of:=COUNTIF([.$F$8:.$F$62];[.A69])" office:value-type="float" office:value="0" calcext:value-type="float" table:number-columns-spanned="2" table:number-rows-spanned="1">
            <text:p>0</text:p>
          </table:table-cell>
          <table:covered-table-cell table:style-name="ce68"/>
        </table:table-row>
        <table:table-row table:style-name="ro1">
          <table:table-cell table:style-name="ce64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68"/>
          <table:table-cell table:style-name="ce14" table:formula="of:=COUNTIF([.$D$8:.$D$62];[.A70])" office:value-type="float" office:value="35" calcext:value-type="float" table:number-columns-spanned="2" table:number-rows-spanned="1">
            <text:p>35</text:p>
          </table:table-cell>
          <table:covered-table-cell/>
          <table:table-cell table:style-name="ce14" table:formula="of:=COUNTIF([.$F$8:.$F$62];[.A70])" office:value-type="float" office:value="32" calcext:value-type="float" table:number-columns-spanned="2" table:number-rows-spanned="1">
            <text:p>32</text:p>
          </table:table-cell>
          <table:covered-table-cell table:style-name="ce68"/>
        </table:table-row>
        <table:table-row table:style-name="ro1">
          <table:table-cell table:style-name="ce14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68"/>
          <table:table-cell table:style-name="ce14" table:formula="of:=COUNTIF([.$D$8:.$D$62];[.A71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 table:formula="of:=COUNTIF([.$F$8:.$F$62];[.A71])" office:value-type="float" office:value="2" calcext:value-type="float" table:number-columns-spanned="2" table:number-rows-spanned="1">
            <text:p>2</text:p>
          </table:table-cell>
          <table:covered-table-cell table:style-name="ce68"/>
        </table:table-row>
        <calcext:conditional-formats>
          <calcext:conditional-format calcext:target-range-address="'DATE (YY-MM-DD)'.D8:'DATE (YY-MM-DD)'.D19 'DATE (YY-MM-DD)'.D22:'DATE (YY-MM-DD)'.D24 'DATE (YY-MM-DD)'.D26:'DATE (YY-MM-DD)'.D26 'DATE (YY-MM-DD)'.D28:'DATE (YY-MM-DD)'.D31 'DATE (YY-MM-DD)'.D33:'DATE (YY-MM-DD)'.D36 'DATE (YY-MM-DD)'.D38:'DATE (YY-MM-DD)'.D38 'DATE (YY-MM-DD)'.D40:'DATE (YY-MM-DD)'.D41 'DATE (YY-MM-DD)'.D43:'DATE (YY-MM-DD)'.D45 'DATE (YY-MM-DD)'.D47:'DATE (YY-MM-DD)'.D54 'DATE (YY-MM-DD)'.D56:'DATE (YY-MM-DD)'.D56 'DATE (YY-MM-DD)'.D58:'DATE (YY-MM-DD)'.D58 'DATE (YY-MM-DD)'.D60:'DATE (YY-MM-DD)'.D60 'DATE (YY-MM-DD)'.D62:'DATE (YY-MM-DD)'.D62 'DATE (YY-MM-DD)'.F8:'DATE (YY-MM-DD)'.F19 'DATE (YY-MM-DD)'.F22:'DATE (YY-MM-DD)'.F24 'DATE (YY-MM-DD)'.F26:'DATE (YY-MM-DD)'.F26 'DATE (YY-MM-DD)'.F28:'DATE (YY-MM-DD)'.F31 'DATE (YY-MM-DD)'.F33:'DATE (YY-MM-DD)'.F36 'DATE (YY-MM-DD)'.F38:'DATE (YY-MM-DD)'.F38 'DATE (YY-MM-DD)'.F40:'DATE (YY-MM-DD)'.F41 'DATE (YY-MM-DD)'.F43:'DATE (YY-MM-DD)'.F45 'DATE (YY-MM-DD)'.F47:'DATE (YY-MM-DD)'.F54 'DATE (YY-MM-DD)'.F56:'DATE (YY-MM-DD)'.F56 'DATE (YY-MM-DD)'.F58:'DATE (YY-MM-DD)'.F58 'DATE (YY-MM-DD)'.F60:'DATE (YY-MM-DD)'.F60 'DATE (YY-MM-DD)'.F62:'DATE (YY-MM-DD)'.F62">
            <calcext:condition calcext:apply-style-name="Red Fill" calcext:value="=&quot;Non-Compliant&quot;" calcext:base-cell-address="'DATE (24-06-17)'.D8"/>
            <calcext:condition calcext:apply-style-name="Orange Fill" calcext:value="=&quot;Exception Rejected&quot;" calcext:base-cell-address="'DATE (24-06-17)'.D8"/>
            <calcext:condition calcext:apply-style-name="Light Green Fill" calcext:value="=&quot;Compliance Expected&quot;" calcext:base-cell-address="'DATE (24-06-17)'.D8"/>
            <calcext:condition calcext:apply-style-name="Dark Green Fill" calcext:value="=&quot;Exception Granted&quot;" calcext:base-cell-address="'DATE (24-06-17)'.D8"/>
            <calcext:condition calcext:apply-style-name="Emerald Fill" calcext:value="=&quot;Compliant&quot;" calcext:base-cell-address="'DATE (24-06-17)'.D8"/>
            <calcext:condition calcext:apply-style-name="Note" calcext:value="=&quot;Not-Applicable&quot;" calcext:base-cell-address="'DATE (24-06-17)'.D8"/>
            <calcext:condition calcext:apply-style-name="Yellow Fill" calcext:value="=&quot;Exception Requested&quot;" calcext:base-cell-address="'DATE (24-06-17)'.D8"/>
          </calcext:conditional-format>
        </calcext:conditional-formats>
      </table:table>
      <table:table table:name="DATE (24-06-17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3" table:default-cell-style-name="ce24"/>
        <table:table-column table:style-name="co4" table:default-cell-style-name="ce110"/>
        <table:table-column table:style-name="co5" table:default-cell-style-name="ce68"/>
        <table:table-column table:style-name="co6" table:default-cell-style-name="ce113"/>
        <table:table-column table:style-name="co5" table:default-cell-style-name="ce53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59" office:value-type="string" calcext:value-type="string" table:number-columns-spanned="1" table:number-rows-spanned="5">
            <text:p>Requirement </text:p>
          </table:table-cell>
          <table:table-cell table:style-name="ce5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59"/>
          <table:table-cell table:style-name="ce43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59"/>
          <table:table-cell table:style-name="ce29" office:value-type="string" calcext:value-type="string" table:number-columns-spanned="1" table:number-rows-spanned="3">
            <text:p>Name:</text:p>
          </table:table-cell>
          <table:table-cell table:style-name="ce38" office:value-type="string" calcext:value-type="string" table:number-columns-spanned="1" table:number-rows-spanned="3">
            <text:p>Qfilip</text:p>
          </table:table-cell>
          <table:table-cell table:style-name="ce44" office:value-type="string" calcext:value-type="string" table:number-columns-spanned="1" table:number-rows-spanned="3">
            <text:p>Name:</text:p>
          </table:table-cell>
          <table:table-cell table:style-name="ce55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59"/>
          <table:covered-table-cell table:style-name="ce30"/>
          <table:covered-table-cell table:style-name="ce39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31"/>
          <table:covered-table-cell table:style-name="ce4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32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59"/>
          <table:table-cell table:style-name="ce46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GRK-XX</text:p>
          </table:table-cell>
          <table:table-cell table:style-name="Default" table:number-columns-repeated="2"/>
          <table:table-cell table:style-name="ce33"/>
          <table:table-cell table:style-name="ce89"/>
          <table:table-cell table:style-name="ce47"/>
          <table:table-cell table:style-name="ce56"/>
        </table:table-row>
        <table:table-row table:style-name="ro1"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N/A (Contes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 table:style-name="ce4"/>
          <table:table-cell table:style-name="ce17" table:number-columns-repeated="2"/>
          <table:table-cell table:style-name="ce111" table:content-validation-name="val1"/>
          <table:table-cell table:style-name="ce37"/>
          <table:table-cell table:style-name="ce114" table:content-validation-name="val2"/>
          <table:table-cell table:style-name="ce51"/>
        </table:table-row>
        <table:table-row table:style-name="ro1">
          <table:table-cell table:style-name="ce3" office:value-type="string" calcext:value-type="string">
            <text:p>GSRM-GRK-002</text:p>
          </table:table-cell>
          <table:table-cell table:style-name="ce3" table:number-columns-repeated="2"/>
          <table:table-cell table:style-name="ce112" table:content-validation-name="val1"/>
          <table:table-cell table:style-name="ce42"/>
          <table:table-cell table:style-name="ce115" table:content-validation-name="val2"/>
          <table:table-cell table:style-name="ce52"/>
        </table:table-row>
        <table:table-row table:style-name="ro1">
          <table:table-cell table:style-name="ce5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 table:style-name="ce6"/>
          <table:table-cell office:value-type="float" office:value="6" calcext:value-type="float">
            <text:p>6</text:p>
          </table:table-cell>
          <table:table-cell office:value-type="string" calcext:value-type="string">
            <text:p>General Design/Greek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More could have been done to make this map look Greek, but due to condensed time-frame of the contest this is acceptable. 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19"/>
          <table:table-cell table:style-name="ce25"/>
          <table:table-cell table:style-name="ce111" table:content-validation-name="val1"/>
          <table:table-cell table:style-name="ce37"/>
          <table:table-cell table:style-name="ce114" table:content-validation-name="val2"/>
          <table:table-cell table:style-name="ce51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20"/>
          <table:table-cell table:style-name="ce26"/>
          <table:table-cell table:style-name="ce112" table:content-validation-name="val1"/>
          <table:table-cell table:style-name="ce42"/>
          <table:table-cell table:style-name="ce115" table:content-validation-name="val2"/>
          <table:table-cell table:style-name="ce5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Map will be moved to GRK branch and given number when compliant with all other requirements.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Lacking date of origination, and the licensing as written currently conflicts with req. 4.B. 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Revise licensing commentary to restrict use of this map to Alchemy League Season 3 (for now – map may be opened to other tournaments on 2024-09-26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19"/>
          <table:table-cell table:style-name="ce25"/>
          <table:table-cell table:style-name="ce37" table:number-columns-repeated="2"/>
          <table:table-cell table:style-name="ce51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37"/>
          <table:table-cell table:style-name="ce42"/>
          <table:table-cell table:style-name="ce52"/>
          <table:table-cell table:style-name="ce5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Player-arrangement scaling could use work on larger sizes, but time was limited and it meets the requirement.</text:p>
          </table:table-cell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“grouped_by_team” + “create_player_lands”</text:p>
          </table:table-cell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I used effect amount to increase hp of heavy swordsmans who are guarding Olympus. They were too fragile in my opinion. Now they are not a threat to medium army or bigger group of villagers but single villager should be defeated by them easily.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Gaia version of heavy swordsman does not apply here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Superseded by GSRM-GRK-002, Req. 7</text:p>
          </table:table-cell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NOTE: Competitivity analysis may recommend giving classic behavior to hostile gaia swordsmen, so that they cannot be used to “wolf-rush”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68"/>
          <table:table-cell/>
          <table:table-cell table:style-name="ce53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7" office:value-type="string" calcext:value-type="string" table:number-columns-spanned="7" table:number-rows-spanned="1">
            <text:p>Overall Scorecard (Quantities)</text:p>
          </table:table-cell>
          <table:covered-table-cell table:style-name="ce21"/>
          <table:covered-table-cell table:number-columns-repeated="4" table:style-name="ce27"/>
          <table:covered-table-cell table:style-name="ce58"/>
        </table:table-row>
        <table:table-row table:style-name="ro1">
          <table:table-cell table:style-name="ce8" office:value-type="string" calcext:value-type="string" table:number-columns-spanned="3" table:number-rows-spanned="1">
            <text:p>Status</text:p>
          </table:table-cell>
          <table:covered-table-cell table:style-name="ce67"/>
          <table:covered-table-cell table:style-name="ce28"/>
          <table:table-cell table:style-name="ce67" office:value-type="string" calcext:value-type="string" table:number-columns-spanned="2" table:number-rows-spanned="1">
            <text:p>Supplier Inspection</text:p>
          </table:table-cell>
          <table:covered-table-cell table:style-name="ce28"/>
          <table:table-cell table:style-name="ce54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9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68"/>
          <table:table-cell table:style-name="ce14" table:formula="of:=COUNTIF([.$D$8:.$D$62];[.A6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table:formula="of:=COUNTIF([.$F$8:.$F$62];[.A66])" office:value-type="float" office:value="0" calcext:value-type="float" table:number-columns-spanned="2" table:number-rows-spanned="1">
            <text:p>0</text:p>
          </table:table-cell>
          <table:covered-table-cell table:style-name="ce68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68"/>
          <table:table-cell table:style-name="ce14" table:formula="of:=COUNTIF([.$D$8:.$D$62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table:formula="of:=COUNTIF([.$F$8:.$F$62];[.A67])" office:value-type="float" office:value="0" calcext:value-type="float" table:number-columns-spanned="2" table:number-rows-spanned="1">
            <text:p>0</text:p>
          </table:table-cell>
          <table:covered-table-cell table:style-name="ce68"/>
        </table:table-row>
        <table:table-row table:style-name="ro1">
          <table:table-cell table:style-name="ce11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68"/>
          <table:table-cell table:style-name="ce14" table:formula="of:=COUNTIF([.$D$8:.$D$62];[.A68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 table:formula="of:=COUNTIF([.$F$8:.$F$62];[.A68])" office:value-type="float" office:value="4" calcext:value-type="float" table:number-columns-spanned="2" table:number-rows-spanned="1">
            <text:p>4</text:p>
          </table:table-cell>
          <table:covered-table-cell table:style-name="ce68"/>
        </table:table-row>
        <table:table-row table:style-name="ro1">
          <table:table-cell table:style-name="ce13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68"/>
          <table:table-cell table:style-name="ce14" table:formula="of:=COUNTIF([.$D$8:.$D$62];[.A6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table:formula="of:=COUNTIF([.$F$8:.$F$62];[.A69])" office:value-type="float" office:value="0" calcext:value-type="float" table:number-columns-spanned="2" table:number-rows-spanned="1">
            <text:p>0</text:p>
          </table:table-cell>
          <table:covered-table-cell table:style-name="ce68"/>
        </table:table-row>
        <table:table-row table:style-name="ro1">
          <table:table-cell table:style-name="ce64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68"/>
          <table:table-cell table:style-name="ce14" table:formula="of:=COUNTIF([.$D$8:.$D$62];[.A70])" office:value-type="float" office:value="35" calcext:value-type="float" table:number-columns-spanned="2" table:number-rows-spanned="1">
            <text:p>35</text:p>
          </table:table-cell>
          <table:covered-table-cell/>
          <table:table-cell table:style-name="ce14" table:formula="of:=COUNTIF([.$F$8:.$F$62];[.A70])" office:value-type="float" office:value="32" calcext:value-type="float" table:number-columns-spanned="2" table:number-rows-spanned="1">
            <text:p>32</text:p>
          </table:table-cell>
          <table:covered-table-cell table:style-name="ce68"/>
        </table:table-row>
        <table:table-row table:style-name="ro1">
          <table:table-cell table:style-name="ce14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68"/>
          <table:table-cell table:style-name="ce14" table:formula="of:=COUNTIF([.$D$8:.$D$62];[.A71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 table:formula="of:=COUNTIF([.$F$8:.$F$62];[.A71])" office:value-type="float" office:value="2" calcext:value-type="float" table:number-columns-spanned="2" table:number-rows-spanned="1">
            <text:p>2</text:p>
          </table:table-cell>
          <table:covered-table-cell table:style-name="ce68"/>
        </table:table-row>
        <calcext:conditional-formats>
          <calcext:conditional-format calcext:target-range-address="'DATE (24-06-17)'.D8:'DATE (24-06-17)'.D19 'DATE (24-06-17)'.D22:'DATE (24-06-17)'.D24 'DATE (24-06-17)'.D26:'DATE (24-06-17)'.D26 'DATE (24-06-17)'.D28:'DATE (24-06-17)'.D31 'DATE (24-06-17)'.D33:'DATE (24-06-17)'.D36 'DATE (24-06-17)'.D38:'DATE (24-06-17)'.D38 'DATE (24-06-17)'.D40:'DATE (24-06-17)'.D41 'DATE (24-06-17)'.D43:'DATE (24-06-17)'.D45 'DATE (24-06-17)'.D47:'DATE (24-06-17)'.D54 'DATE (24-06-17)'.D56:'DATE (24-06-17)'.D56 'DATE (24-06-17)'.D58:'DATE (24-06-17)'.D58 'DATE (24-06-17)'.D60:'DATE (24-06-17)'.D60 'DATE (24-06-17)'.D62:'DATE (24-06-17)'.D62 'DATE (24-06-17)'.F8:'DATE (24-06-17)'.F19 'DATE (24-06-17)'.F22:'DATE (24-06-17)'.F24 'DATE (24-06-17)'.F26:'DATE (24-06-17)'.F26 'DATE (24-06-17)'.F28:'DATE (24-06-17)'.F31 'DATE (24-06-17)'.F33:'DATE (24-06-17)'.F36 'DATE (24-06-17)'.F38:'DATE (24-06-17)'.F38 'DATE (24-06-17)'.F40:'DATE (24-06-17)'.F41 'DATE (24-06-17)'.F43:'DATE (24-06-17)'.F45 'DATE (24-06-17)'.F47:'DATE (24-06-17)'.F54 'DATE (24-06-17)'.F56:'DATE (24-06-17)'.F56 'DATE (24-06-17)'.F58:'DATE (24-06-17)'.F58 'DATE (24-06-17)'.F60:'DATE (24-06-17)'.F60 'DATE (24-06-17)'.F62:'DATE (24-06-17)'.F62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22"/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7T19:44:48.450000000</dc:date>
    <meta:editing-duration>P2DT16H13M13S</meta:editing-duration>
    <meta:editing-cycles>173</meta:editing-cycles>
    <meta:generator>LibreOffice/7.1.3.2$Windows_X86_64 LibreOffice_project/47f78053abe362b9384784d31a6e56f8511eb1c1</meta:generator>
    <meta:document-statistic meta:table-count="2" meta:cell-count="406" meta:object-count="0"/>
  </office:meta>
</office:document-meta>
</file>